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="hatch" draw:fill-color="#0000cc" draw:fill-hatch-name="Black_20_45_20_Degrees" draw:textarea-horizontal-align="justify" draw:textarea-vertical-align="middle" draw:auto-grow-height="false" fo:min-height="2.045cm" fo:min-width="1.7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5" style:family="graphic" style:parent-style-name="standard">
      <style:graphic-properties draw:textarea-horizontal-align="justify" draw:textarea-vertical-align="middle" draw:auto-grow-height="false" fo:min-height="0.808cm" fo:min-width="1.08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P1" style:family="paragraph">
      <loext:graphic-properties draw:fill="hatch" draw:fill-color="#0000cc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45cm" svg:height="3.245cm" draw:transform="rotate (1.5707963267949) translate (7.584cm 12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6.329cm" svg:height="2.785cm" draw:transform="rotate (1.0786134777325) translate (10.302cm 9.654cm)" svg:viewBox="0 0 6330 2786" svg:d="M0 0c3940 0 6330 2786 6330 2786">
          <text:p/>
        </draw:path>
        <draw:path draw:style-name="gr2" draw:text-style-name="P2" draw:layer="layout" svg:width="6.329cm" svg:height="2.785cm" draw:transform="rotate (-1.0786134777325) translate (5.24970672041097cm 3.98926160948848cm)" svg:viewBox="0 0 6330 2786" svg:d="M6330 0c-3940 0-6330 2786-6330 2786">
          <text:p/>
        </draw:path>
        <draw:frame draw:style-name="gr3" draw:text-style-name="P3" draw:layer="layout" svg:width="2.119cm" svg:height="0.962cm" draw:transform="rotate (1.5707963267949) translate (6.841cm 12.058cm)">
          <draw:text-box>
            <text:p>Dawn</text:p>
          </draw:text-box>
        </draw:frame>
        <draw:frame draw:style-name="gr4" draw:text-style-name="P3" draw:layer="layout" svg:width="1.946cm" svg:height="0.962cm" draw:transform="rotate (1.5707963267949) translate (10.707cm 11.975cm)">
          <draw:text-box>
            <text:p>Dusk</text:p>
          </draw:text-box>
        </draw:frame>
        <draw:path draw:style-name="gr2" draw:text-style-name="P2" draw:layer="layout" svg:width="6.933cm" svg:height="3.29cm" draw:transform="skewX (-0.000698131700797646) rotate (2.04831841014055) translate (8.70499791929925cm 9.44600107853283cm)" svg:viewBox="0 0 6934 3291" svg:d="M0 0c4024-3 6934 3291 6934 3291">
          <text:p/>
        </draw:path>
        <draw:path draw:style-name="gr2" draw:text-style-name="P2" draw:layer="layout" svg:width="6.878cm" svg:height="3.286cm" draw:transform="skewX (-0.00837758040957271) rotate (-2.05303079912093) translate (12.98134942054cm 3.29919971554045cm)" svg:viewBox="0 0 6879 3287" svg:d="M6879 0c-3991-1-6879 3287-6879 3287">
          <text:p/>
        </draw:path>
        <draw:g>
          <draw:custom-shape draw:style-name="gr5" draw:text-style-name="P4" draw:layer="layout" svg:width="1.588cm" svg:height="1.058cm" svg:x="8.455cm" svg:y="1.11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45cm" svg:y1="1.118cm" svg:x2="10.024cm" svg:y2="2.171cm">
            <text:p/>
          </draw:line>
          <draw:line draw:style-name="gr2" draw:text-style-name="P2" draw:layer="layout" svg:x1="10.024cm" svg:y1="1.119cm" svg:x2="8.45cm" svg:y2="2.172cm">
            <text:p/>
          </draw:line>
          <draw:frame draw:style-name="gr6" draw:text-style-name="P4" draw:layer="layout" svg:width="1.275cm" svg:height="1.061cm" svg:x="8.597cm" svg:y="2.23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line draw:style-name="gr7" draw:text-style-name="P2" draw:layer="layout" svg:x1="10.191cm" svg:y1="3.419cm" svg:x2="10.307cm" svg:y2="5.421cm">
          <text:p/>
        </draw:line>
        <draw:frame draw:style-name="gr6" draw:text-style-name="P5" draw:layer="layout" svg:width="1.999cm" svg:height="0.999cm" svg:x="9.708cm" svg:y="3.6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7" draw:text-style-name="P2" draw:layer="layout" svg:x1="11.013cm" svg:y1="6.864cm" svg:x2="10.551cm" svg:y2="8.25cm">
          <text:p/>
        </draw:line>
        <draw:frame draw:style-name="gr6" draw:text-style-name="P5" draw:layer="layout" svg:width="0.504cm" svg:height="0.47cm" svg:x="10.72cm" svg:y="7.66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5" draw:layer="layout" svg:width="0.522cm" svg:height="0.47cm" svg:x="9.47cm" svg:y="6.5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style-name="gr2" draw:text-style-name="P2" draw:layer="layout" svg:x1="9.621cm" svg:y1="6.985cm" svg:x2="10.449cm" svg:y2="7.158cm">
            <text:p/>
          </draw:line>
          <draw:line draw:style-name="gr2" draw:text-style-name="P2" draw:layer="layout" svg:x1="9.583cm" svg:y1="7.121cm" svg:x2="10.411cm" svg:y2="7.294cm">
            <text:p/>
          </draw:line>
        </draw:g>
        <draw:g>
          <draw:line draw:style-name="gr2" draw:text-style-name="P2" draw:layer="layout" svg:x1="9.563cm" svg:y1="7.313cm" svg:x2="10.391cm" svg:y2="7.486cm">
            <text:p/>
          </draw:line>
          <draw:line draw:style-name="gr2" draw:text-style-name="P2" draw:layer="layout" svg:x1="9.525cm" svg:y1="7.449cm" svg:x2="10.353cm" svg:y2="7.622cm">
            <text:p/>
          </draw:line>
        </draw:g>
        <draw:frame draw:style-name="gr6" draw:text-style-name="P5" draw:layer="layout" svg:width="0.504cm" svg:height="0.47cm" svg:x="9.988cm" svg:y="6.38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2" draw:layer="layout" svg:x1="10.142cm" svg:y1="6.907cm" svg:x2="9.68cm" svg:y2="8.293cm">
          <text:p/>
        </draw:line>
        <draw:path draw:style-name="gr2" draw:text-style-name="P2" draw:layer="layout" svg:width="1.281cm" svg:height="0.331cm" draw:transform="skewX (-0.0123918376891597) rotate (0.241553568476015) translate (8.57cm 9.16cm)" svg:viewBox="0 0 1282 332" svg:d="M0 0c662 0 1282 332 1282 332">
          <text:p/>
        </draw:path>
        <draw:frame draw:style-name="gr8" draw:text-style-name="P3" draw:layer="layout" svg:width="2.013cm" svg:height="0.962cm" draw:transform="rotate (1.5707963267949) translate (8.789cm 14.568cm)">
          <draw:text-box>
            <text:p>Noon</text:p>
          </draw:text-box>
        </draw:frame>
        <draw:path draw:style-name="gr2" draw:text-style-name="P2" draw:layer="layout" svg:width="0.307cm" svg:height="0.38cm" draw:transform="rotate (0.692023048415752) translate (10.6739999999161cm 7.09099999989879cm)" svg:viewBox="0 0 308 381" svg:d="M0 0c569 0 176 381 176 381">
          <text:p/>
        </draw:path>
        <draw:path draw:style-name="gr2" draw:text-style-name="P2" draw:layer="layout" svg:width="0.278cm" svg:height="0.364cm" draw:transform="skewX (-0.107512281922851) rotate (1.39469260526867) translate (11.0030558178753cm 7.53848165165721cm)" svg:viewBox="0 0 279 365" svg:d="M279 0c-515 0-160 365-160 3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5:29:27.120117953</meta:creation-date>
    <dc:date>2017-01-25T05:21:41.645186960</dc:date>
    <meta:editing-duration>PT4H4M44S</meta:editing-duration>
    <meta:editing-cycles>9</meta:editing-cycles>
    <meta:generator>LibreOffice/5.2.4.2$Linux_X86_64 LibreOffice_project/20m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frac>
      <mrow>
        <msup>
          <mo stretchy="false">∂</mo>
          <mn>2</mn>
        </msup>
        <mi>B</mi>
      </mrow>
      <mrow>
        <mo stretchy="false">∂</mo>
        <mi>t</mi>
        <mo stretchy="false">∂</mo>
        <mi>x</mi>
      </mrow>
    </mfrac>
    <annotation encoding="StarMath 5.0">{partial^2 B} over {partial t partial x }</annotation>
  </semantics>
</math>
</file>

<file path=Object 2/content.xml><?xml version="1.0" encoding="utf-8"?>
<math xmlns="http://www.w3.org/1998/Math/MathML" display="block">
  <semantics>
    <mover accent="true">
      <mi>S</mi>
      <mo stretchy="true">⃗</mo>
    </mover>
    <annotation encoding="StarMath 5.0">widevec { S }</annotation>
  </semantics>
</math>
</file>

<file path=Object 3/content.xml><?xml version="1.0" encoding="utf-8"?>
<math xmlns="http://www.w3.org/1998/Math/MathML" display="block">
  <semantics>
    <mover accent="true">
      <mi>E</mi>
      <mo stretchy="true">⃗</mo>
    </mover>
    <annotation encoding="StarMath 5.0">widevec { E }</annotation>
  </semantics>
</math>
</file>

<file path=Object 4/content.xml><?xml version="1.0" encoding="utf-8"?>
<math xmlns="http://www.w3.org/1998/Math/MathML" display="block">
  <semantics>
    <mi>V</mi>
    <annotation encoding="StarMath 5.0">V</annotation>
  </semantics>
</math>
</file>

<file path=Object 5/content.xml><?xml version="1.0" encoding="utf-8"?>
<math xmlns="http://www.w3.org/1998/Math/MathML" display="block">
  <semantics>
    <mover accent="true">
      <mi>E</mi>
      <mo stretchy="true">⃗</mo>
    </mover>
    <annotation encoding="StarMath 5.0">widevec { E }</annotation>
  </semantics>
</math>
</file>